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ART AXIS LOAD RS48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tokopedia.link/ubBrjiuLArb</text:p>
          </table:table-cell>
        </table:table-row>
        <table:table-row table:style-name="ro1">
          <table:table-cell/>
          <table:table-cell office:value-type="string" calcext:value-type="string">
            <text:p>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tokopedia.link/Jdi5jPpLArb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okopedia.link/mkKtg2zLArb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tokopedia.link/JUhwVrmLArb" xlink:type="simple">https://tokopedia.link/JUhwVrmLArb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okopedia.link/C2jPiLHLArb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AX485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okopedia.link/9pKACUYKArb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RJ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okopedia.link/1gWydpVKAr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0:16:11.047332838</meta:creation-date>
    <dc:date>2022-07-12T10:28:34.803907021</dc:date>
    <meta:editing-duration>PT2M13S</meta:editing-duration>
    <meta:editing-cycles>1</meta:editing-cycles>
    <meta:document-statistic meta:table-count="1" meta:cell-count="28" meta:object-count="0"/>
    <meta:generator>LibreOffice/7.3.4.2$Linux_X86_64 LibreOffice_project/30$Build-2</meta:generator>
  </office:meta>
</office:document-meta>
</file>